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.0161in" svg:height="2.661in" svg:x="0in" svg:y="3.1457in">
            <draw:object draw:notify-on-update-of-ranges="Sheet1.D3:Sheet1.D13 Sheet1.A3:Sheet1.A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.0161in" svg:height="2.661in" svg:x="3.2276in" svg:y="3.1693in">
            <draw:object draw:notify-on-update-of-ranges="Sheet1.C20:Sheet1.C22 Sheet1.A20:Sheet1.A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.0161in" svg:height="2.661in" svg:x="6.2224in" svg:y="3.2705in">
            <draw:object draw:notify-on-update-of-ranges="Sheet1.C3:Sheet1.C13 Sheet1.A3:Sheet1.A13 Sheet1.D3:Sheet1.D13 Sheet1.A3:Sheet1.A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_T</text:p>
          </table:table-cell>
          <table:table-cell office:value-type="string" calcext:value-type="string">
            <text:p>x anal</text:p>
          </table:table-cell>
          <table:table-cell/>
          <table:table-cell office:value-type="string" calcext:value-type="string">
            <text:p>R_T_meas</text:p>
          </table:table-cell>
          <table:table-cell office:value-type="string" calcext:value-type="string">
            <text:p>R_T_calc</text:p>
          </table:table-cell>
          <table:table-cell/>
          <table:table-cell office:value-type="string" calcext:value-type="string">
            <text:p>k_cal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string" calcext:value-type="string">
            <text:p>0.1 °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[-]</text:p>
          </table:table-cell>
          <table:table-cell/>
          <table:table-cell table:number-columns-repeated="2" office:value-type="string" calcext:value-type="string">
            <text:p>Ohm</text:p>
          </table:table-cell>
          <table:table-cell/>
          <table:table-cell office:value-type="string" calcext:value-type="string">
            <text:p>x_max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13" calcext:value-type="float">
            <text:p>2.13</text:p>
          </table:table-cell>
          <table:table-cell office:value-type="float" office:value="448" calcext:value-type="float">
            <text:p>448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514" calcext:value-type="float">
            <text:p>514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float" office:value="528" calcext:value-type="float">
            <text:p>528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66" calcext:value-type="float">
            <text:p>2.66</text:p>
          </table:table-cell>
          <table:table-cell office:value-type="float" office:value="544" calcext:value-type="float">
            <text:p>544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264</text:p>
          </table:table-cell>
          <table:table-cell table:style-name="ce1" table:formula="of:=[.C10]*[.I6]/[.I7]" office:value-type="string" office:string-value="" calcext:value-type="error">
            <text:p/>
          </table:table-cell>
          <table:table-cell table:style-name="ce1" table:formula="of:=[.E10]*[.$I$4]/[.C10]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574" calcext:value-type="float">
            <text:p>57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office:value-type="float" office:value="572" calcext:value-type="float">
            <text:p>572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622" calcext:value-type="float">
            <text:p>62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/>
          <table:table-cell table:style-name="ce1" table:formula="of:=[.E18]*[.$I$4]/[.C18]" office:value-type="string" office:string-value="" calcext:value-type="error">
            <text:p/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office:value-type="float" office:value="650" calcext:value-type="float">
            <text:p>650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6"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980000" calcext:value-type="float">
            <text:p>4980000</text:p>
          </table:table-cell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3:Sheet1.I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sa Angermann</meta:initial-creator>
    <meta:creation-date>2014-06-14T14:04:28.132803672</meta:creation-date>
    <dc:date>2014-06-14T18:37:37.253293114</dc:date>
    <dc:creator>Lisa Angermann</dc:creator>
    <meta:editing-duration>PT5S</meta:editing-duration>
    <meta:editing-cycles>1</meta:editing-cycles>
    <meta:document-statistic meta:table-count="1" meta:cell-count="61" meta:object-count="3"/>
    <meta:generator>LibreOffice/4.2.3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-2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62cm" svg:height="6.76cm" xlink:href=".." xlink:type="simple" chart:class="chart:scatter" chart:column-mapping="1 0" chart:style-name="ch1">
        <chart:plot-area chart:style-name="ch2" table:cell-range-address="Sheet1.D3:Sheet1.D13 Sheet1.A3:Sheet1.A13" svg:x="0.603cm" svg:y="0.675cm" svg:width="6.753cm" svg:height="5.53cm">
          <chartooo:coordinate-region svg:x="1.701cm" svg:y="0.905cm" svg:width="5.337cm" svg:height="4.59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3:Sheet1.A13" chart:class="chart:scatter">
            <chart:domain table:cell-range-address="Sheet1.D3:Sheet1.D13"/>
            <chart:regression-curve chart:style-name="ch6"/>
            <chart:regression-curve chart:style-name="ch7"/>
            <chart:regression-curve chart:style-name="ch6">
              <chart:equation chart:display-equation="true" chart:display-r-square="false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D3:Sheet1.D13</svg:desc>
                </draw:g>
              </table:table-cell>
              <table:table-cell office:value-type="float" office:value="-90">
                <text:p>-90</text:p>
                <draw:g>
                  <svg:desc>Sheet1.A3:Sheet1.A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8">
                <text:p>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4">
                <text:p>57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2">
                <text:p>622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662cm" svg:height="6.76cm" xlink:href=".." xlink:type="simple" chart:class="chart:scatter" chart:column-mapping="1 0" chart:style-name="ch1">
        <chart:plot-area chart:style-name="ch2" table:cell-range-address="Sheet1.C20:Sheet1.C22 Sheet1.A20:Sheet1.A22" svg:x="0.603cm" svg:y="0.675cm" svg:width="6.753cm" svg:height="5.53cm">
          <chartooo:coordinate-region svg:x="1.489cm" svg:y="0.905cm" svg:width="5.548cm" svg:height="4.59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20:Sheet1.A22" chart:class="chart:scatter">
            <chart:domain table:cell-range-address="Sheet1.C20:Sheet1.C22"/>
            <chart:regression-curve chart:style-name="ch6">
              <chart:equation chart:display-equation="true" chart:display-r-square="false" svg:x="0.348cm" svg:y="0.062cm"/>
            </chart:regression-curve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0">
                <text:p>510</text:p>
                <draw:g>
                  <svg:desc>Sheet1.C20:Sheet1.C22</svg:desc>
                </draw:g>
              </table:table-cell>
              <table:table-cell office:value-type="float" office:value="600">
                <text:p>600</text:p>
                <draw:g>
                  <svg:desc>Sheet1.A20:Sheet1.A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0">
                <text:p>53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">
                <text:p>550</text:p>
              </table:table-cell>
              <table:table-cell office:value-type="float" office:value="750">
                <text:p>7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-2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62cm" svg:height="6.76cm" xlink:href=".." xlink:type="simple" chart:class="chart:scatter" chart:column-mapping="1 0 0" chart:style-name="ch1">
        <chart:plot-area chart:style-name="ch2" table:cell-range-address="Sheet1.C3:Sheet1.C13 Sheet1.A3:Sheet1.A13" svg:x="0.603cm" svg:y="0.675cm" svg:width="6.753cm" svg:height="5.53cm">
          <chartooo:coordinate-region svg:x="1.701cm" svg:y="0.906cm" svg:width="5.337cm" svg:height="5.06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3:Sheet1.A13" chart:class="chart:scatter">
            <chart:domain table:cell-range-address="Sheet1.C3:Sheet1.C13"/>
            <chart:regression-curve chart:style-name="ch6">
              <chart:equation chart:display-equation="true" chart:display-r-square="false" svg:x="0.1cm" svg:y="6.05cm"/>
            </chart:regression-curve>
            <chart:data-point chart:repeated="11"/>
          </chart:series>
          <chart:series chart:style-name="ch7" chart:values-cell-range-address="Sheet1.A3:Sheet1.A13" chart:class="chart:scatter">
            <chart:domain table:cell-range-address="Sheet1.D3:Sheet1.D13"/>
            <chart:regression-curve chart:style-name="ch8">
              <chart:equation chart:display-equation="true" chart:display-r-square="false"/>
            </chart:regression-curve>
            <chart:regression-curve chart:style-name="ch9">
              <chart:equation chart:display-equation="true" chart:display-r-square="false"/>
            </chart:regression-curve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6">
                <text:p>416</text:p>
                <draw:g>
                  <svg:desc>Sheet1.C3:Sheet1.C13</svg:desc>
                </draw:g>
              </table:table-cell>
              <table:table-cell office:value-type="float" office:value="-90">
                <text:p>-90</text:p>
                <draw:g>
                  <svg:desc>Sheet1.A3:Sheet1.A13</svg:desc>
                </draw:g>
              </table:table-cell>
              <table:table-cell office:value-type="float" office:value="NaN">
                <text:p>NaN</text:p>
                <draw:g>
                  <svg:desc>Sheet1.D3:Sheet1.D13</svg:desc>
                </draw:g>
              </table:table-cell>
              <table:table-cell office:value-type="float" office:value="-90">
                <text:p>-90</text:p>
                <draw:g>
                  <svg:desc>Sheet1.A3:Sheet1.A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">
                <text:p>448</text:p>
              </table:table-cell>
              <table:table-cell office:value-type="float" office:value="10">
                <text:p>10</text:p>
              </table:table-cell>
              <table:table-cell office:value-type="float" office:value="238">
                <text:p>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6">
                <text:p>476</text:p>
              </table:table-cell>
              <table:table-cell office:value-type="float" office:value="220">
                <text:p>220</text:p>
              </table:table-cell>
              <table:table-cell office:value-type="float" office:value="306">
                <text:p>30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8">
                <text:p>488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2">
                <text:p>502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4">
                <text:p>514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8">
                <text:p>528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4">
                <text:p>544</text:p>
              </table:table-cell>
              <table:table-cell office:value-type="float" office:value="700">
                <text:p>700</text:p>
              </table:table-cell>
              <table:table-cell office:value-type="float" office:value="500">
                <text:p>5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4">
                <text:p>554</text:p>
              </table:table-cell>
              <table:table-cell office:value-type="float" office:value="800">
                <text:p>800</text:p>
              </table:table-cell>
              <table:table-cell office:value-type="float" office:value="574">
                <text:p>57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2">
                <text:p>572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622">
                <text:p>622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